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tarSymbol" svg:font-family="StarSymbol, 'Arial Unicode MS'"/>
    <style:font-face style:name="Courier New" svg:font-family="'Courier New'" style:font-pitch="variable"/>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9.843cm"/>
        </style:tab-stops>
      </style:paragraph-properties>
      <style:text-properties fo:font-size="13pt" style:font-size-asian="13pt" style:font-size-complex="13pt"/>
    </style:style>
    <style:style style:name="P2" style:family="paragraph" style:parent-style-name="Standard">
      <style:paragraph-properties>
        <style:tab-stops>
          <style:tab-stop style:position="9.843cm"/>
        </style:tab-stops>
      </style:paragraph-properties>
      <style:text-properties fo:font-size="11pt" style:font-size-asian="11pt" style:font-size-complex="11pt"/>
    </style:style>
    <style:style style:name="P3" style:family="paragraph" style:parent-style-name="Standard">
      <style:paragraph-properties fo:text-align="end" style:justify-single-word="false">
        <style:tab-stops>
          <style:tab-stop style:position="9.843cm"/>
        </style:tab-stops>
      </style:paragraph-properties>
    </style:style>
    <style:style style:name="P4" style:family="paragraph" style:parent-style-name="Standard">
      <style:paragraph-properties>
        <style:tab-stops>
          <style:tab-stop style:position="9.843cm"/>
        </style:tab-stops>
      </style:paragraph-properties>
      <style:text-properties fo:color="#000000" fo:font-size="11pt" style:font-size-asian="11pt" style:font-size-complex="11pt"/>
    </style:style>
    <style:style style:name="P5" style:family="paragraph" style:parent-style-name="Standard">
      <style:paragraph-properties fo:margin-left="9.869cm" fo:margin-right="0cm" fo:text-indent="0cm" style:auto-text-indent="false">
        <style:tab-stops>
          <style:tab-stop style:position="19.711cm"/>
        </style:tab-stops>
      </style:paragraph-properties>
      <style:text-properties fo:font-size="13pt" style:font-size-asian="13pt" style:font-size-complex="13pt"/>
    </style:style>
    <style:style style:name="P6" style:family="paragraph" style:parent-style-name="Standard">
      <style:paragraph-properties fo:margin-left="9.869cm" fo:margin-right="0cm" fo:text-indent="0cm" style:auto-text-indent="false">
        <style:tab-stops>
          <style:tab-stop style:position="19.711cm"/>
        </style:tab-stops>
      </style:paragraph-properties>
      <style:text-properties fo:font-size="13pt" officeooo:paragraph-rsid="000ed264" style:font-size-asian="13pt" style:font-size-complex="13pt"/>
    </style:style>
    <style:style style:name="P7" style:family="paragraph" style:parent-style-name="Text_20_body">
      <style:text-properties fo:font-size="13pt" style:font-size-asian="13pt" style:font-size-complex="13pt"/>
    </style:style>
    <style:style style:name="P8" style:family="paragraph" style:parent-style-name="HTML_20_préformaté">
      <style:text-properties fo:color="#000000" style:font-name="Times New Roman" fo:font-size="11pt" style:font-size-asian="11pt" style:font-size-complex="11pt"/>
    </style:style>
    <style:style style:name="P9" style:family="paragraph" style:parent-style-name="Text_20_body" style:list-style-name="WW8Num2">
      <style:paragraph-properties fo:margin-left="1.247cm" fo:margin-right="0cm" fo:margin-top="0cm" fo:margin-bottom="0cm" style:contextual-spacing="false" fo:text-indent="-0.499cm" style:auto-text-indent="false">
        <style:tab-stops>
          <style:tab-stop style:position="1.247cm"/>
        </style:tab-stops>
      </style:paragraph-properties>
      <style:text-properties fo:font-size="13pt" style:font-size-asian="13pt" style:font-size-complex="13pt"/>
    </style:style>
    <style:style style:name="P10" style:family="paragraph" style:parent-style-name="Text_20_body" style:list-style-name="WW8Num3">
      <style:paragraph-properties fo:margin-left="1.247cm" fo:margin-right="0cm" fo:margin-top="0cm" fo:margin-bottom="0cm" style:contextual-spacing="false" fo:text-indent="-0.499cm" style:auto-text-indent="false">
        <style:tab-stops>
          <style:tab-stop style:position="1.247cm"/>
        </style:tab-stops>
      </style:paragraph-properties>
      <style:text-properties fo:font-size="13pt" style:font-size-asian="13pt" style:font-size-complex="13pt"/>
    </style:style>
    <style:style style:name="P11" style:family="paragraph" style:parent-style-name="Text_20_body" style:list-style-name="WW8Num3">
      <style:paragraph-properties fo:margin-left="1.247cm" fo:margin-right="0cm" fo:margin-top="0cm" fo:margin-bottom="0cm" style:contextual-spacing="false" fo:text-indent="-0.499cm" style:auto-text-indent="false">
        <style:tab-stops>
          <style:tab-stop style:position="1.247cm"/>
        </style:tab-stops>
      </style:paragraph-properties>
    </style:style>
    <style:style style:name="P12" style:family="paragraph" style:parent-style-name="Text_20_body" style:list-style-name="WW8Num2">
      <style:paragraph-properties fo:margin-left="1.247cm" fo:margin-right="0cm" fo:text-indent="-0.499cm" style:auto-text-indent="false">
        <style:tab-stops>
          <style:tab-stop style:position="1.247cm"/>
        </style:tab-stops>
      </style:paragraph-properties>
      <style:text-properties fo:font-size="13pt" style:font-size-asian="13pt" style:font-size-complex="13pt"/>
    </style:style>
    <style:style style:name="P13" style:family="paragraph" style:parent-style-name="Text_20_body" style:list-style-name="WW8Num3">
      <style:paragraph-properties fo:margin-left="1.247cm" fo:margin-right="0cm" fo:text-indent="-0.499cm" style:auto-text-indent="false">
        <style:tab-stops>
          <style:tab-stop style:position="1.247cm"/>
        </style:tab-stops>
      </style:paragraph-properties>
      <style:text-properties fo:font-size="13pt" style:font-size-asian="13pt" style:font-size-complex="13pt"/>
    </style:style>
    <style:style style:name="P14" style:family="paragraph" style:parent-style-name="Standard" style:master-page-name="Standard">
      <style:paragraph-properties style:page-number="auto">
        <style:tab-stops>
          <style:tab-stop style:position="9.843cm"/>
        </style:tab-stops>
      </style:paragraph-properties>
      <style:text-properties fo:font-size="13pt" style:font-size-asian="13pt" style:font-size-complex="13pt"/>
    </style:style>
    <style:style style:name="P15" style:family="paragraph" style:parent-style-name="Standard">
      <style:paragraph-properties>
        <style:tab-stops>
          <style:tab-stop style:position="9.843cm"/>
        </style:tab-stops>
      </style:paragraph-properties>
      <style:text-properties fo:color="#000000" fo:font-size="11pt" style:font-size-asian="11pt" style:font-size-complex="11pt"/>
    </style:style>
    <style:style style:name="P16" style:family="paragraph" style:parent-style-name="Standard">
      <style:paragraph-properties>
        <style:tab-stops>
          <style:tab-stop style:position="9.843cm"/>
        </style:tab-stops>
      </style:paragraph-properties>
      <style:text-properties fo:font-size="11pt" style:font-size-asian="11pt" style:font-size-complex="11pt"/>
    </style:style>
    <style:style style:name="P17" style:family="paragraph" style:parent-style-name="HTML_20_préformaté">
      <style:text-properties fo:color="#000000" style:font-name="Times New Roman" fo:font-size="11pt" style:font-size-asian="11pt" style:font-size-complex="11pt"/>
    </style:style>
    <style:style style:name="P18" style:family="paragraph" style:parent-style-name="HTML_20_préformaté">
      <style:text-properties fo:color="#000000" style:font-name="Times New Roman" fo:font-size="11pt" officeooo:paragraph-rsid="000cdf07" style:font-size-asian="11pt" style:font-size-complex="11pt"/>
    </style:style>
    <style:style style:name="P19" style:family="paragraph" style:parent-style-name="HTML_20_préformaté">
      <style:paragraph-properties>
        <style:tab-stops>
          <style:tab-stop style:position="9.843cm"/>
        </style:tab-stops>
      </style:paragraph-properties>
      <style:text-properties fo:color="#000000" style:font-name="Times New Roman" fo:font-size="11pt" style:font-size-asian="11pt" style:font-size-complex="11pt"/>
    </style:style>
    <style:style style:name="P20" style:family="paragraph" style:parent-style-name="HTML_20_préformaté">
      <style:paragraph-properties>
        <style:tab-stops>
          <style:tab-stop style:position="9.843cm"/>
        </style:tab-stops>
      </style:paragraph-properties>
      <style:text-properties fo:color="#000000" style:font-name="Times New Roman" fo:font-size="11pt" officeooo:paragraph-rsid="0010ce96" style:font-size-asian="11pt" style:font-size-complex="11pt"/>
    </style:style>
    <style:style style:name="P21" style:family="paragraph" style:parent-style-name="HTML_20_préformaté">
      <style:text-properties fo:color="#000000" style:font-name="Times New Roman" fo:font-size="11pt" fo:font-weight="bold" style:font-size-asian="11pt" style:font-weight-asian="bold" style:font-size-complex="11pt"/>
    </style:style>
    <style:style style:name="P22" style:family="paragraph" style:parent-style-name="HTML_20_préformaté">
      <style:text-properties fo:color="#000000" style:font-name="Times New Roman" fo:font-size="11pt" fo:font-weight="bold" style:font-size-asian="11pt" style:font-weight-asian="bold" style:font-size-complex="11pt" style:font-weight-complex="bold"/>
    </style:style>
    <style:style style:name="P23" style:family="paragraph" style:parent-style-name="HTML_20_préformaté">
      <style:paragraph-properties>
        <style:tab-stops>
          <style:tab-stop style:position="9.843cm"/>
        </style:tab-stops>
      </style:paragraph-properties>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Times New Roman"/>
    </style:style>
    <style:style style:name="T6" style:family="text">
      <style:text-properties fo:color="#000000" style:font-name="Times New Roman" fo:font-size="11pt"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officeooo:rsid="000cdf07"/>
    </style:style>
    <style:style style:name="T9" style:family="text">
      <style:text-properties officeooo:rsid="0010ce96"/>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text:tab/></text:p>
      <text:p text:style-name="P1"/>
      <text:p text:style-name="P1"/>
      <text:p text:style-name="P1"/>
      <text:p text:style-name="P5">{{name}}</text:p>
      <text:p text:style-name="P5">{{Rue}}</text:p>
      <text:p text:style-name="P6">{{Code postal}} {{Ville}}</text:p>
      <text:p text:style-name="P5">{{Pays}}</text:p>
      <text:p text:style-name="P5"/>
      <text:p text:style-name="P2"/>
      <text:p text:style-name="P3"><text:span text:style-name="T4">Paris, le </text:span><text:span text:style-name="T4"><text:date style:data-style-name="N36" text:date-value="2014-01-06T12:32:19.636035589">06/01/2014</text:date></text:span></text:p>
      <text:p text:style-name="P4">Bonjour,</text:p>
      <text:p text:style-name="P8"/>
      <text:p text:style-name="P20"><text:span text:style-name="T9">Lorem ipsum dolor sit amet, consectetur adipiscing elit. Cras iaculis, orci eu aliquet semper, lacus sapien elementum libero, id feugiat quam justo ac felis. Sed vel felis id mi elementum sollicitudin. Suspendisse ac pellentesque nisl, non placerat lorem. Nulla nunc magna, elementum ut fermentum a, tempor vitae justo. Phasellus lobortis porta nunc, a dignissim est mollis ut. Nulla non augue sed justo commodo fermentum. Vivamus eu dui enim. Lorem ipsum dolor sit amet, consectetur adipiscing elit. Ut lobortis arcu id nunc ultricies, sed mollis ipsum gravida. Fusce porta augue vitae lorem aliquam laoreet. Sed quis pretium elit. Proin quis placerat quam, ut feugiat risus. Aliquam et adipiscing est.</text:span></text:p>
      <text:p text:style-name="P20"><text:span text:style-name="T9"></text:span></text:p>
      <text:p text:style-name="P20"><text:span text:style-name="T9">Etiam dui augue, malesuada vitae dictum nec, sodales ut nisi. Nulla facilisi. Etiam elementum quam mauris, quis pharetra ipsum placerat ut. Fusce turpis dolor, placerat sed pretium sit amet, malesuada et augue. Proin consectetur urna id ante adipiscing, in vehicula augue lobortis. Nullam ac dictum ante. Proin lobortis dolor neque, id malesuada sem congue sed.</text:span></text:p>
      <text:p text:style-name="P20"><text:span text:style-name="T9"></text:span></text:p>
      <text:p text:style-name="P20"><text:span text:style-name="T9">Curabitur venenatis sit amet lorem in dictum. Donec dignissim ornare turpis eget porttitor. Vestibulum convallis felis lorem, quis rhoncus augue pulvinar at. Donec a odio ante. Cras laoreet, urna in consectetur adipiscing, diam enim blandit odio, nec luctus nunc sem non eros. Vivamus convallis, nisl a fringilla molestie, diam nisl consequat augue, adipiscing sollicitudin purus diam sit amet augue. Donec pharetra, lorem ut faucibus luctus, elit sem lobortis purus, nec convallis dui mi ac magna. Vestibulum ante ipsum primis in faucibus orci luctus et ultrices posuere cubilia Curae;</text:span></text:p>
      <text:p text:style-name="P20"><text:span text:style-name="T9"></text:span></text:p>
      <text:p text:style-name="P20"><text:span text:style-name="T9">Praesent enim urna, fringilla eu dui at, accumsan mollis felis. Duis venenatis viverra ullamcorper. Class aptent taciti sociosqu ad litora torquent per conubia nostra, per inceptos himenaeos. Curabitur venenatis lacus orci, a dignissim tortor mollis ut. Donec varius elementum fringilla. Fusce quis tellus sed tellus pellentesque cursus. Nam porta risus leo, eu fermentum dolor imperdiet quis. Donec vitae pulvinar turpis. Praesent eleifend tincidunt justo, vitae lobortis nibh hendrerit a. Sed est risus, lobortis et vulputate eu, dapibus sed lectus. Nulla tortor libero, tempus eget semper eleifend, venenatis in elit. Proin cursus sem vitae sodales ultricies. Curabitur posuere accumsan nibh vel rhoncus. Vivamus non eleifend turpis. Praesent non velit mauris.</text:span></text:p>
      <text:p text:style-name="P20"><text:span text:style-name="T9"></text:span></text:p>
      <text:p text:style-name="P20"><text:span text:style-name="T9">Cras non tincidunt sem. Nunc rhoncus, sapien at facilisis convallis, elit quam tempus elit, sollicitudin fermentum purus nisl et felis. Donec accumsan quis tellus quis rutrum. Donec aliquam, ante sed convallis tincidunt, felis tellus convallis orci, quis interdum nisi metus sed dolor. Morbi non velit porttitor, feugiat risus id, mattis libero. Nam arcu metus, venenatis ullamcorper iaculis nec, laoreet at purus. Aliquam ac interdum dui. Duis eget nisl nec orci euismod blandit. </text:span></text:p>
      <text:p text:style-name="P20"/>
      <text:p text:style-name="P20">Votre identifiant de connexion est {{Login}}</text:p>
      <text:p text:style-name="P4">Votre mot de passe est {{password}}</text:p>
      <text:p text:style-name="P2"><text:span text:style-name="T3">Attention : Vous devrez changer de mot de passe lors de votre première connex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tarSymbol" svg:font-family="StarSymbol, 'Arial Unicode MS'"/>
    <style:font-face style:name="Courier New" svg:font-family="'Courier New'" style:font-pitch="variable"/>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DejaVu Sans1"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Heading_20_1" style:display-name="Heading 1" style:family="paragraph" style:parent-style-name="Titre" style:next-style-name="Text_20_body" style:default-outline-level="1" style:class="text">
      <style:text-properties fo:font-size="16pt" fo:font-weight="bold" style:font-size-asian="16pt" style:font-weight-asian="bold" style:font-size-complex="16pt" style:font-weight-complex="bold"/>
    </style:style>
    <style:style style:name="Légend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Répertoire" style:family="paragraph" style:parent-style-name="Standard">
      <style:paragraph-properties text:number-lines="false" text:line-number="0"/>
    </style:style>
    <style:style style:name="HTML_20_préformaté" style:display-name="HTML préformaté"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rgal Vourgère</meta:initial-creator>
    <meta:creation-date>2011-05-12T12:26:49</meta:creation-date>
    <dc:date>2014-01-06T12:32:19.581525704</dc:date>
    <meta:editing-cycles>9</meta:editing-cycles>
    <meta:editing-duration>PT57M47S</meta:editing-duration>
    <meta:generator>LibreOffice/4.1.4.2$Linux_x86 LibreOffice_project/410m0$Build-2</meta:generator>
    <meta:document-statistic meta:table-count="0" meta:image-count="0" meta:object-count="0" meta:page-count="1" meta:paragraph-count="19" meta:word-count="469" meta:character-count="3142" meta:non-whitespace-character-count="2677"/>
    <meta:user-defined meta:name="Info 1"/>
    <meta:user-defined meta:name="Info 2"/>
    <meta:user-defined meta:name="Info 3"/>
    <meta:user-defined meta:name="Info 4"/>
  </office:meta>
</office:document-meta>
</file>